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31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7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8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4-02-1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6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7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7888" calcext:value-type="float">
            <text:p>3.99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91303225807" calcext:value-type="float">
            <text:p>3.9499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64361290323" calcext:value-type="float">
            <text:p>3.8836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00412903226" calcext:value-type="float">
            <text:p>3.757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26144516129" calcext:value-type="float">
            <text:p>3.662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40567741935" calcext:value-type="float">
            <text:p>3.6514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10374193548" calcext:value-type="float">
            <text:p>3.669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22096551724" calcext:value-type="float">
            <text:p>3.69922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988" calcext:value-type="float">
            <text:p>3.7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22451612903" calcext:value-type="float">
            <text:p>3.738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7736" calcext:value-type="float">
            <text:p>3.85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34325" calcext:value-type="float">
            <text:p>3.8893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0488" calcext:value-type="float">
            <text:p>3.92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12361290323" calcext:value-type="float">
            <text:p>3.914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87148387097" calcext:value-type="float">
            <text:p>3.887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67096774193" calcext:value-type="float">
            <text:p>3.7706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10141935484" calcext:value-type="float">
            <text:p>3.675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18993548387" calcext:value-type="float">
            <text:p>3.658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54270967742" calcext:value-type="float">
            <text:p>3.678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31393103448" calcext:value-type="float">
            <text:p>3.7073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17651612903" calcext:value-type="float">
            <text:p>3.7351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55819354839" calcext:value-type="float">
            <text:p>3.765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8824" calcext:value-type="float">
            <text:p>3.80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981575" calcext:value-type="float">
            <text:p>3.859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0848" calcext:value-type="float">
            <text:p>3.82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78425806452" calcext:value-type="float">
            <text:p>3.8167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86116129032" calcext:value-type="float">
            <text:p>3.8298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73058064516" calcext:value-type="float">
            <text:p>3.743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70529032258" calcext:value-type="float">
            <text:p>3.6397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66658064516" calcext:value-type="float">
            <text:p>3.612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63070967742" calcext:value-type="float">
            <text:p>3.620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25114285714" calcext:value-type="float">
            <text:p>3.6422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22628571429" calcext:value-type="float">
            <text:p>3.6792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13485714286" calcext:value-type="float">
            <text:p>3.6371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52438709677" calcext:value-type="float">
            <text:p>3.5565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66787096774" calcext:value-type="float">
            <text:p>3.524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80206451613" calcext:value-type="float">
            <text:p>3.5168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811255172414" calcext:value-type="float">
            <text:p>3.52811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3955" calcext:value-type="float">
            <text:p>3.5453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02812903226" calcext:value-type="float">
            <text:p>3.5680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7256" calcext:value-type="float">
            <text:p>3.5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833" calcext:value-type="float">
            <text:p>3.616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23448" calcext:value-type="float">
            <text:p>3.62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97832258064" calcext:value-type="float">
            <text:p>3.611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11725" calcext:value-type="float">
            <text:p>3.605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048" calcext:value-type="float">
            <text:p>3.5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91483870968" calcext:value-type="float">
            <text:p>3.521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03458064516" calcext:value-type="float">
            <text:p>3.509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72051612903" calcext:value-type="float">
            <text:p>3.515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50085714286" calcext:value-type="float">
            <text:p>3.5175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91975" calcext:value-type="float">
            <text:p>3.548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43587096774" calcext:value-type="float">
            <text:p>3.573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14322580645" calcext:value-type="float">
            <text:p>3.567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24768" calcext:value-type="float">
            <text:p>3.6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59638709677" calcext:value-type="float">
            <text:p>3.7515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12722580645" calcext:value-type="float">
            <text:p>3.8201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850787096774" calcext:value-type="float">
            <text:p>3.768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290941935484" calcext:value-type="float">
            <text:p>3.662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46064516129" calcext:value-type="float">
            <text:p>3.636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94993548387" calcext:value-type="float">
            <text:p>3.6429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39714285714" calcext:value-type="float">
            <text:p>3.6673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27525" calcext:value-type="float">
            <text:p>3.7262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24129032258" calcext:value-type="float">
            <text:p>3.737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02896" calcext:value-type="float">
            <text:p>3.7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8075" calcext:value-type="float">
            <text:p>3.79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3008" calcext:value-type="float">
            <text:p>3.7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36619354839" calcext:value-type="float">
            <text:p>3.753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71075" calcext:value-type="float">
            <text:p>3.7817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67032" calcext:value-type="float">
            <text:p>3.74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21875" calcext:value-type="float">
            <text:p>3.655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3064" calcext:value-type="float">
            <text:p>3.64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9695483871" calcext:value-type="float">
            <text:p>3.676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318" calcext:value-type="float">
            <text:p>3.687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50967741935" calcext:value-type="float">
            <text:p>3.7215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26787096774" calcext:value-type="float">
            <text:p>3.7532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1656" calcext:value-type="float">
            <text:p>3.81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05032258065" calcext:value-type="float">
            <text:p>3.807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81507692308" calcext:value-type="float">
            <text:p>3.79581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96180645161" calcext:value-type="float">
            <text:p>3.823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74425806452" calcext:value-type="float">
            <text:p>3.8777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0335483871" calcext:value-type="float">
            <text:p>3.80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42296774193" calcext:value-type="float">
            <text:p>3.69142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07064" calcext:value-type="float">
            <text:p>3.6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07975" calcext:value-type="float">
            <text:p>3.686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88744827586" calcext:value-type="float">
            <text:p>3.71088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15509677419" calcext:value-type="float">
            <text:p>3.748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45986206897" calcext:value-type="float">
            <text:p>3.78445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5176" calcext:value-type="float">
            <text:p>3.8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37935483871" calcext:value-type="float">
            <text:p>3.846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1104516129" calcext:value-type="float">
            <text:p>3.821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51070967742" calcext:value-type="float">
            <text:p>3.803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224" calcext:value-type="float">
            <text:p>3.8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1424" calcext:value-type="float">
            <text:p>3.7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39870967742" calcext:value-type="float">
            <text:p>3.669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9048" calcext:value-type="float">
            <text:p>3.6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54270967742" calcext:value-type="float">
            <text:p>3.678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57085714286" calcext:value-type="float">
            <text:p>3.6965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63922580645" calcext:value-type="float">
            <text:p>3.7256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85125" calcext:value-type="float">
            <text:p>3.762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0376" calcext:value-type="float">
            <text:p>3.8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42057142857" calcext:value-type="float">
            <text:p>3.8004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64" meta:object-count="0"/>
    <meta:user-defined meta:name="AppVersion">3.0</meta:user-defined>
  </office:meta>
</office:document-meta>
</file>